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Georgia" svg:font-family="Georgia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Arial, sans-serif"/>
  </office:font-face-decls>
  <office:automatic-styles>
    <style:style style:name="P1" style:family="paragraph" style:parent-style-name="Standard">
      <style:text-properties officeooo:paragraph-rsid="0002019e"/>
    </style:style>
    <style:style style:name="P2" style:family="paragraph" style:parent-style-name="Standard">
      <style:text-properties officeooo:rsid="0002019e" officeooo:paragraph-rsid="0002019e"/>
    </style:style>
    <style:style style:name="P3" style:family="paragraph" style:parent-style-name="Standard">
      <style:paragraph-properties fo:text-align="start" style:justify-single-word="false"/>
      <style:text-properties officeooo:paragraph-rsid="0002019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2019e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02019e" officeooo:paragraph-rsid="0002019e" style:font-weight-asian="bold" style:font-weight-complex="bold"/>
    </style:style>
    <style:style style:name="P7" style:family="paragraph" style:parent-style-name="Standard">
      <style:text-properties fo:language="ru" fo:country="RU" fo:font-weight="normal" officeooo:rsid="0002019e" officeooo:paragraph-rsid="0002019e" style:font-weight-asian="normal" style:font-weight-complex="normal"/>
    </style:style>
    <style:style style:name="T1" style:family="text">
      <style:text-properties officeooo:rsid="0002019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2019e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officeooo:rsid="0002019e" style:font-style-asian="italic" style:font-style-complex="italic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2019e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fo:font-style="italic" officeooo:rsid="0002019e" style:font-style-asian="italic" style:font-style-complex="italic"/>
    </style:style>
    <style:style style:name="T10" style:family="text">
      <style:text-properties officeooo:rsid="0003744d"/>
    </style:style>
    <style:style style:name="T1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FastEthernet:</text:p>
      <text:p text:style-name="P1"><text:tab/></text:p>
      <text:p text:style-name="P1"><text:tab/></text:p>
      <text:p text:style-name="P1"><text:span text:style-name="T11">100Base-TX</text:span> — <text:span text:style-name="T1">требует 2 пары в кабеле </text:span><text:span text:style-name="T3">Cat5</text:span><text:span text:style-name="T1">: 1 пара — прием; 2- передача; работает со скростью 100 Мбит/с. Начали активно внедрять на рынке </text:span><text:span text:style-name="T10">и долгое время он пользовался спросом</text:span><text:span text:style-name="T1">. Для работы достаточно полосы в 31, 25 МГц. Появился в </text:span>1995 го<text:span text:style-name="T1">ду. Стандарт — </text:span><text:span text:style-name="T3">IEEE 802.3u. </text:span><text:span text:style-name="T7">Макс длина — 100 м.</text:span></text:p>
      <text:p text:style-name="P1"><text:span text:style-name="T7"/></text:p>
      <text:p text:style-name="P3"><text:span text:style-name="T11">100Base-T4 </text:span>— <text:span text:style-name="T7">требует 4 пары в кабеле </text:span><text:span text:style-name="T3">Cat3: </text:span><text:span text:style-name="T7">1 пара — выделена на передачу, 1 - на прием; 2 — как на прием, так и на предачу, !не одновременно. 100МБит/с. Первый использовал </text:span><text:span text:style-name="T3">PAM-3 </text:span><text:span text:style-name="T7">модуляцию. Макс длина — 100 м</text:span></text:p>
      <text:p text:style-name="P1"><text:span text:style-name="T7"/></text:p>
      <text:p text:style-name="P1"><text:span text:style-name="T9">100Base-FX</text:span><text:span text:style-name="T7">. Стандарт — </text:span><text:span text:style-name="T3">IEEE 802.3 u. </text:span><text:span text:style-name="T7">Принята в 1995 году. <text:s/>Скорость 100 Мбит/с. Тип кабеля- оптоволоконный. Длина сегмента до 400 м в полудуплексе и до 2 км в полнодуплексном режиме. 2 жилы — для приема и для передачи. Устойчив к электромагнитным содинениям.</text:span></text:p>
      <text:p text:style-name="P1"><text:span text:style-name="T7"/></text:p>
      <text:p text:style-name="P1"><text:span text:style-name="T7"/></text:p>
      <text:p text:style-name="P5"><text:span text:style-name="T7">GigabitEthernet:</text:span></text:p>
      <text:p text:style-name="P1"><text:span text:style-name="T7"/></text:p>
      <text:p text:style-name="P1"><text:span text:style-name="T7"/></text:p>
      <text:p text:style-name="P1"><text:span text:style-name="T9">1000Base-T</text:span><text:span text:style-name="T7"> — стандарт </text:span><text:span text:style-name="T3">IEEE 802.3ab, </text:span><text:span text:style-name="T7">передача 1 Гбит/с (125 МБ/с). Кабель </text:span><text:span text:style-name="T3">Cat5 (</text:span><text:span text:style-name="T7">позже — </text:span><text:span text:style-name="T3">cat5e, cat6); </text:span><text:span text:style-name="T7">Макс длина - 100 м. Разработан в 1999 году. Частота-- 62,5. Стандарт использует 4 пары проводников (никакого полудуплекса), все пары могут синхронно передавать и принимать данные. Каждый байт данных делется на 4 части по 2 бита, каждая часть передается параллельно по 4-м парам.</text:span></text:p>
      <text:p text:style-name="P1"><text:span text:style-name="T7"/></text:p>
      <text:p text:style-name="P1"><text:span text:style-name="T9">1000Base-SX</text:span><text:span text:style-name="T7">. В зависимости от диаметра сердцевины длина варьируется от 220 метров до 1 километра. Скорость передачи 1000 Мб/с. Оптоволокно. </text:span></text:p>
      <text:p text:style-name="P1"><text:span text:style-name="T3"/></text:p>
      <text:p text:style-name="P1"><text:span text:style-name="T5">1000Base-LX</text:span><text:span text:style-name="T3">. </text:span><text:span text:style-name="T7">До 5 км по одномодовому оптоволокну и до 550 метров по многомодовому. </text:span><text:span text:style-name="T3"><text:s/></text:span><text:span text:style-name="T7">передача 1 Гбит/с (125 МБ/с). Стандарт </text:span><text:span text:style-name="T3">IEEE 802.3. </text:span><text:span text:style-name="T7">Использует длинноволновый лазер.</text:span></text:p>
      <text:p text:style-name="P1"><text:span text:style-name="T7"/></text:p>
      <text:p text:style-name="P1"><text:span text:style-name="T9">1000Base-L</text:span><text:span text:style-name="T5">H</text:span><text:span text:style-name="T3">. </text:span><text:span text:style-name="T7">Стандарт </text:span><text:span text:style-name="T3">IEEE 802.3, </text:span><text:span text:style-name="T7">1 Гбит/с, Одномодовое оптоволокно. До 70 км.</text:span></text:p>
      <text:p text:style-name="P1"><text:span text:style-name="T7"/></text:p>
      <text:p text:style-name="P5"><text:span text:style-name="T7">2.5/5 GigabitEthernet:</text:span></text:p>
      <text:p text:style-name="P1"><text:span text:style-name="T7"/></text:p>
      <text:p text:style-name="P1"><text:span text:style-name="T9">2.5GBase-T</text:span><text:span text:style-name="T7">. 2500 Мбит/с. Использует более легковесную модуляцию </text:span><text:span text:style-name="T3">PAM-4, </text:span><text:span text:style-name="T7">что позволило передавать 2 бита в 1 символе, но с меньшими затратами, в отличие от </text:span><text:span text:style-name="T3">PAM-5. </text:span><text:span text:style-name="T7">Макс расстояние — 100 м. Кабель </text:span><text:span text:style-name="T3">Cat 5e </text:span><text:span text:style-name="T7">или </text:span><text:span text:style-name="T3">Cat6.</text:span></text:p>
      <text:p text:style-name="P1"><text:span text:style-name="T3"/></text:p>
      <text:p text:style-name="P1"><text:span text:style-name="T5">5GBase-T</text:span><text:span text:style-name="T3">. 5000 </text:span><text:span text:style-name="T7">Мбит/с. Макс расстояние — 100 метров. Кабель </text:span><text:span text:style-name="T3">Cat 5e </text:span><text:span text:style-name="T7">или </text:span><text:span text:style-name="T3">Cat6. </text:span></text:p>
      <text:p text:style-name="P1"><text:span text:style-name="T3"/></text:p>
      <text:p text:style-name="P1"><text:span text:style-name="T3"/></text:p>
      <text:p text:style-name="P5"><text:span text:style-name="T3">10 Gigabit Ethernet</text:span><text:span text:style-name="T7">:</text:span></text:p>
      <text:p text:style-name="P1"><text:span text:style-name="T7"/></text:p>
      <text:p text:style-name="P1"><text:span text:style-name="T7"/></text:p>
      <text:p text:style-name="P2"><text:span text:style-name="T8">10</text:span><text:span text:style-name="T4">GBase-SR</text:span><text:span text:style-name="T6">. Многомодовое волокно, до 300 метров</text:span></text:p>
      <text:p text:style-name="P1"><text:span text:style-name="T7"/></text:p>
      <text:p text:style-name="P2"><text:span text:style-name="T8">10</text:span><text:span text:style-name="T4">GBase-T. </text:span><text:span text:style-name="T2">Cat6a, Cat 7. </text:span><text:span text:style-name="T6">До 100 м</text:span></text:p>
      <text:p text:style-name="P2"/>
      <text:p text:style-name="P6"><text:soft-page-break/>Технология <text:span text:style-name="T2">PowerLine. </text:span></text:p>
      <text:p text:style-name="P7">Это технология, позволяющая использовать обычную электропроводку для передачи интернет-сигнала. То есть, адаптеры<text:span text:style-name="T2"> PLC</text:span> заменяют кабели. Нужно поставить 1 адаптер рядом с роутером, а второй возле нужного устройства. Сигнал передается по проводам, не мешая основному току. Возможность управлять с телефона. Радиус до 30 метров.</text:p>
      <text:p text:style-name="P7"><text:span text:style-name="T2">!</text:span> помехи от других домашних приборов могут приглушать сигнал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Georgia" svg:font-family="Georgia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3T18:32:40.175000000</meta:creation-date>
    <dc:date>2025-05-13T22:25:48.513000000</dc:date>
    <meta:editing-duration>PT3H53M8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20" meta:word-count="352" meta:character-count="2361" meta:non-whitespace-character-count="2005"/>
  </office:meta>
</office:document-meta>
</file>